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3"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list-style-name="L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list-style-name="L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list-style-name="L7">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d Database</text:p>
      <text:p text:style-name="P2">Family, Love and Heartbreak (Core)</text:p>
      <text:list xml:id="list3925575410141462511" text:style-name="L1">
        <text:list-item>
          <text:p text:style-name="P3">You had a Child! (8 ea.)</text:p>
        </text:list-item>
        <text:list-item>
          <text:p text:style-name="P3">Fuck a 1 -10 XP (1 ea.)</text:p>
        </text:list-item>
        <text:list-item>
          <text:p text:style-name="P3">Fuck a 2 -5 XP (2 ea.)</text:p>
        </text:list-item>
        <text:list-item>
          <text:p text:style-name="P3">Fuck a 3 -3 XP (2 ea.)</text:p>
        </text:list-item>
        <text:list-item>
          <text:p text:style-name="P3">Fuck a 4 -1 XP (3 ea.)</text:p>
        </text:list-item>
        <text:list-item>
          <text:p text:style-name="P3">Fuck a 5 +Nothing (4 ea.)</text:p>
        </text:list-item>
        <text:list-item>
          <text:p text:style-name="P3">Fuck a 6 +1 XP (4 ea.)</text:p>
        </text:list-item>
        <text:list-item>
          <text:p text:style-name="P3">Fuck a 7 +1 XP (3 ea.)</text:p>
        </text:list-item>
        <text:list-item>
          <text:p text:style-name="P3">Fuck a 8 +3 XP (2 ea.)</text:p>
        </text:list-item>
        <text:list-item>
          <text:p text:style-name="P3">Fuck a 9 +5 XP (2 ea.)</text:p>
        </text:list-item>
        <text:list-item>
          <text:p text:style-name="P3">Fuck a 10 +10 XP (1 ea.)</text:p>
        </text:list-item>
        <text:list-item>
          <text:p text:style-name="P3">After a DNA test, discover you accidentally had sex with a distant relative: -10 XP</text:p>
        </text:list-item>
        <text:list-item>
          <text:p text:style-name="P3">You have twins! +2 Children</text:p>
        </text:list-item>
        <text:list-item>
          <text:p text:style-name="P3">Miscarriage -10 XP and Lose 1 Child (3 ea.)</text:p>
        </text:list-item>
        <text:list-item>
          <text:p text:style-name="P3">Ditch your in-laws for some peace and quiet: +2 XP</text:p>
        </text:list-item>
        <text:list-item>
          <text:p text:style-name="P3">Drunken Threesome: + 1 Child and +5 XP</text:p>
        </text:list-item>
        <text:list-item>
          <text:p text:style-name="P3">Messy Divorce: If married, you are now single and lose half of total money. </text:p>
        </text:list-item>
        <text:list-item>
          <text:p text:style-name="P3">Participate in an Orgy but don't wear any protection: + Children x number of other players </text:p>
        </text:list-item>
        <text:list-item>
          <text:p text:style-name="P3">Family Day Trip: +1 XP for every Child and Spouse</text:p>
        </text:list-item>
        <text:list-item>
          <text:p text:style-name="P3">Grow old together: If married, +10 XP</text:p>
        </text:list-item>
        <text:list-item>
          <text:p text:style-name="P3">Family accident during a vacation: All family members instantly die. Spouses and children.</text:p>
        </text:list-item>
        <text:list-item>
          <text:p text:style-name="P3">Attacked by wild animals while on a date hike: -5 XP</text:p>
        </text:list-item>
        <text:list-item>
          <text:p text:style-name="P3">Train wreck of a relationship leaves you taking care of their pet: -2 XP</text:p>
        </text:list-item>
        <text:list-item>
          <text:p text:style-name="P3">Hook up at a wedding: +5 XP</text:p>
        </text:list-item>
        <text:list-item>
          <text:p text:style-name="P3">Your significant other dies in a freak kiln explosion: -5 XP and if married, you are now single.</text:p>
        </text:list-item>
        <text:list-item>
          <text:p text:style-name="P3">Your Child drowns in a shallow puddle: -1 Child</text:p>
        </text:list-item>
        <text:list-item>
          <text:p text:style-name="P3">Get caught cheating on your significant other: -5 XP and if married, you are now single</text:p>
        </text:list-item>
      </text:list>
      <text:p text:style-name="P2">Work/Professional (Core)</text:p>
      <text:list xml:id="list4716334151400218049" text:style-name="L2">
        <text:list-item>
          <text:p text:style-name="P4">Apply for a business lisence: -$5K</text:p>
        </text:list-item>
        <text:list-item>
          <text:p text:style-name="P4">Become a hand model: +$20K</text:p>
        </text:list-item>
        <text:list-item>
          <text:p text:style-name="P4">Blackmail your boss after being seduced by them: Double your current salary for your turn</text:p>
        </text:list-item>
        <text:list-item>
          <text:p text:style-name="P4">Bang your hot coworker post happy hour: +1 XP</text:p>
        </text:list-item>
        <text:list-item>
          <text:p text:style-name="P4">Shit your pants during a Powerpoint lecture: -1 XP</text:p>
        </text:list-item>
        <text:list-item>
          <text:p text:style-name="P4">Get in the ground floor of a new tech company: +$100K</text:p>
        </text:list-item>
        <text:list-item>
          <text:p text:style-name="P4">Get a hold of some rare Qualudes and fry balls: +2 XP</text:p>
        </text:list-item>
        <text:list-item>
          <text:p text:style-name="P4">Do blow with a politician: Keep this card. You may discard this and immediately leave jail, serving no time and going to start. (Get out of Jail free card)</text:p>
        </text:list-item>
        <text:list-item>
          <text:p text:style-name="P4">Invest in a Restaurant: Lose your salary for this turn</text:p>
        </text:list-item>
        <text:list-item>
          <text:p text:style-name="P4">Meet a trillionaire: +$200K</text:p>
        </text:list-item>
        <text:list-item>
          <text:p text:style-name="P4">Mine Bitcoin: +$50K</text:p>
        </text:list-item>
        <text:list-item>
          <text:p text:style-name="P4">Kill a random bum just to feel something: -2 XP</text:p>
        </text:list-item>
        <text:list-item>
          <text:p text:style-name="P4">Lose your wallet on the subway: Lose your salary for this turn</text:p>
        </text:list-item>
        <text:list-item>
          <text:p text:style-name="P4">Get a Swiss Bank account: +$500K</text:p>
        </text:list-item>
        <text:list-item>
          <text:p text:style-name="P4"><text:soft-page-break/>Work for Apple: +$3M</text:p>
        </text:list-item>
        <text:list-item>
          <text:p text:style-name="P4">Work for Microsoft: +$2M</text:p>
        </text:list-item>
        <text:list-item>
          <text:p text:style-name="P4">Work for Google: +$1M</text:p>
        </text:list-item>
        <text:list-item>
          <text:p text:style-name="P4">Work for Disney: +$500K</text:p>
        </text:list-item>
        <text:list-item>
          <text:p text:style-name="P4">Work for Netflix: +$250K</text:p>
        </text:list-item>
        <text:list-item>
          <text:p text:style-name="P4">Work for McDonalds: -$250K</text:p>
        </text:list-item>
        <text:list-item>
          <text:p text:style-name="P4">Work for Walmart: -$500K</text:p>
        </text:list-item>
        <text:list-item>
          <text:p text:style-name="P4">Work for Kroger: -$1M</text:p>
        </text:list-item>
        <text:list-item>
          <text:p text:style-name="P4">Work for Boeing: -$2M</text:p>
        </text:list-item>
        <text:list-item>
          <text:p text:style-name="P4">Work for Enron: -$3M</text:p>
        </text:list-item>
        <text:list-item>
          <text:p text:style-name="P4">Pay off the Feds: -$1M</text:p>
        </text:list-item>
        <text:list-item>
          <text:p text:style-name="P4">Create a startup and immediately get bought out: +$200K</text:p>
        </text:list-item>
        <text:list-item>
          <text:p text:style-name="P4">Buy a way too expensive boat: -$500K</text:p>
        </text:list-item>
        <text:list-item>
          <text:p text:style-name="P4">Blackmailed by your Secretary: -$30K</text:p>
        </text:list-item>
        <text:list-item>
          <text:p text:style-name="P4">Key Player in a major corporate merger: +$200K</text:p>
        </text:list-item>
        <text:list-item>
          <text:p text:style-name="P4">Buy a case of Dom and drink it all at once: +1 XP</text:p>
        </text:list-item>
        <text:list-item>
          <text:p text:style-name="P4">Call in Sick too much: Lose one promotion</text:p>
        </text:list-item>
        <text:list-item>
          <text:p text:style-name="P4">First Class Plane Ticket: Keep this card. At the beginning of any turn, you may discard this and immediately travel to any blank space, except in Life of Crime. When you do this, you still may draw a card from that area as normal.</text:p>
        </text:list-item>
        <text:list-item>
          <text:p text:style-name="P4">Quit your job in an epic last stand: Lose one promotion but, +10 XP</text:p>
        </text:list-item>
        <text:list-item>
          <text:p text:style-name="P4">Take an existing product and put a clock on it: +$50K</text:p>
        </text:list-item>
        <text:list-item>
          <text:p text:style-name="P4">Hunt an Elephant for sport: +2 XP</text:p>
        </text:list-item>
        <text:list-item>
          <text:p text:style-name="P4">Attend the Policeman's ball: Keep this card. You may discard this and immediately leave jail, serving no time and going to start. (Get out of Jail free card)</text:p>
        </text:list-item>
        <text:list-item>
          <text:p text:style-name="P4">Consult for Idiots: +$100K</text:p>
        </text:list-item>
        <text:list-item>
          <text:p text:style-name="P4">Tour the White House as a guest of honor: +1 XP</text:p>
        </text:list-item>
        <text:list-item>
          <text:p text:style-name="P4">Call in a bomb threat as a joke at work: Go to Jail for 1 Turn</text:p>
        </text:list-item>
        <text:list-item>
          <text:p text:style-name="P4">The Great Depression: All players, <text:span text:style-name="T1">except</text:span> you, lost a turn's worth of salary immediately.</text:p>
        </text:list-item>
        <text:list-item>
          <text:p text:style-name="P4">Fire your speech writer: -1 XP</text:p>
        </text:list-item>
        <text:list-item>
          <text:p text:style-name="P4">Stumble upon the Illuminati: +1 Promotion</text:p>
        </text:list-item>
        <text:list-item>
          <text:p text:style-name="P4">Grounds in your morning coffee: -1 XP</text:p>
        </text:list-item>
        <text:list-item>
          <text:p text:style-name="P4">Cheat on your taxes: Double your salary for this turn.</text:p>
        </text:list-item>
        <text:list-item>
          <text:p text:style-name="P4">The first one is the hardest...: Keep this card. Once you break $1M, discard during your turn for an instant +$1M.</text:p>
        </text:list-item>
        <text:list-item>
          <text:p text:style-name="P4">Tell a dirty joke to HR rep: Lose 1 Promotion</text:p>
        </text:list-item>
        <text:list-item>
          <text:p text:style-name="P4">Christmas Bonus: Double your salary this turn</text:p>
        </text:list-item>
        <text:list-item>
          <text:p text:style-name="P4">Get a trophy spouse: If you have more than $1M, get married.</text:p>
        </text:list-item>
        <text:list-item>
          <text:p text:style-name="P4">Buy all the latest gadgets: -$200K</text:p>
        </text:list-item>
      </text:list>
      <text:p text:style-name="P2">School (Core)</text:p>
      <text:list xml:id="list6778036833852833600" text:style-name="L3">
        <text:list-item>
          <text:p text:style-name="P5">Spring Break!: +1 XP (2 ea.)</text:p>
        </text:list-item>
        <text:list-item>
          <text:p text:style-name="P5">Summer Break!: +1 XP (2 ea.)</text:p>
        </text:list-item>
        <text:list-item>
          <text:p text:style-name="P5">Winter Break!: +1 XP (2 ea.)</text:p>
        </text:list-item>
        <text:list-item>
          <text:p text:style-name="P5">Pay Tuition -$100K (3 ea.)</text:p>
        </text:list-item>
        <text:list-item>
          <text:p text:style-name="P5">Pay Tuition -$20K (3 ea.)</text:p>
        </text:list-item>
        <text:list-item>
          <text:p text:style-name="P5">Pay Tuition -$50K (3 ea.)</text:p>
        </text:list-item>
        <text:list-item>
          <text:p text:style-name="P5"><text:soft-page-break/>Get a Scholarship +$100K (3 ea.)</text:p>
        </text:list-item>
        <text:list-item>
          <text:p text:style-name="P5">Get a Scholarship +$50K (3 ea.)</text:p>
        </text:list-item>
        <text:list-item>
          <text:p text:style-name="P5">Get a scholarship +$20K (3 ea.)</text:p>
        </text:list-item>
        <text:list-item>
          <text:p text:style-name="P5">Pull a prank on your new dorm mate: +2 XP</text:p>
        </text:list-item>
        <text:list-item>
          <text:p text:style-name="P5">Cash in your college fund: +$50K</text:p>
        </text:list-item>
        <text:list-item>
          <text:p text:style-name="P5">Accidentally get on the short bus: -2 XP</text:p>
        </text:list-item>
        <text:list-item>
          <text:p text:style-name="P5">Date your classmate +2 XP</text:p>
        </text:list-item>
        <text:list-item>
          <text:p text:style-name="P5">Skate through physics by charming your teacher: +5 XP</text:p>
        </text:list-item>
        <text:list-item>
          <text:p text:style-name="P5">Sleep through a lecture: -1 XP</text:p>
        </text:list-item>
        <text:list-item>
          <text:p text:style-name="P5">Fake a learning disability and get caught: -10 XP</text:p>
        </text:list-item>
        <text:list-item>
          <text:p text:style-name="P5">Epic goodbye BBQ: +5 XP</text:p>
        </text:list-item>
        <text:list-item>
          <text:p text:style-name="P5">Robots make your degree obsolete: Lose 1 Degree</text:p>
        </text:list-item>
        <text:list-item>
          <text:p text:style-name="P5">Move back in with your parents: Lose your salary for this turn</text:p>
        </text:list-item>
        <text:list-item>
          <text:p text:style-name="P5">Pay off the Dean: -$200K</text:p>
        </text:list-item>
        <text:list-item>
          <text:p text:style-name="P5">Get recruited into the Skulls: Keep this card. When you leave school, discard to receive an instant Promotion.</text:p>
        </text:list-item>
        <text:list-item>
          <text:p text:style-name="P5">Framed for Date Rape: Go to Jail for 1 Turn</text:p>
        </text:list-item>
        <text:list-item>
          <text:p text:style-name="P5">Hazed by seniors until you cry: -5 XP</text:p>
        </text:list-item>
        <text:list-item>
          <text:p text:style-name="P5">Toga Party: +3 XP</text:p>
        </text:list-item>
        <text:list-item>
          <text:p text:style-name="P5">Land an awesome internship: Keep this card. When you leave school, discard to receive an instant Promotion.</text:p>
        </text:list-item>
        <text:list-item>
          <text:p text:style-name="P5">Ace your midterms: +4 XP</text:p>
        </text:list-item>
        <text:list-item>
          <text:p text:style-name="P5">Fail your midterms: -4 XP </text:p>
        </text:list-item>
        <text:list-item>
          <text:p text:style-name="P5">Alcohol poisoning at a party: Immediately go back to Start</text:p>
        </text:list-item>
        <text:list-item>
          <text:p text:style-name="P5">Eat nothing but Top Ramen for a year: -1 XP</text:p>
        </text:list-item>
        <text:list-item>
          <text:p text:style-name="P5">Bullshit your way through a book report: +2 XP</text:p>
        </text:list-item>
        <text:list-item>
          <text:p text:style-name="P5">Everyone makes fun of your accent: -1 XP</text:p>
        </text:list-item>
        <text:list-item>
          <text:p text:style-name="P5">Catch a superflu and miss a whole year: Lose 1 Degree</text:p>
        </text:list-item>
        <text:list-item>
          <text:p text:style-name="P5">Buy all the wrong books for your classes: Lose your salary this turn</text:p>
        </text:list-item>
        <text:list-item>
          <text:p text:style-name="P5">A scooter rider on campus hits you going full speed: Immediately go back to Start</text:p>
        </text:list-item>
        <text:list-item>
          <text:p text:style-name="P5">Take a swig of someone's chaw spit accidentally: -3 XP</text:p>
        </text:list-item>
      </text:list>
      <text:p text:style-name="P2">Life of Crime (Expansion Pack)</text:p>
      <text:list xml:id="list3957002457589529915" text:style-name="L4">
        <text:list-item>
          <text:p text:style-name="P6">Steal a stereo: +$1K</text:p>
        </text:list-item>
        <text:list-item>
          <text:p text:style-name="P6">Steal a TV: +$5K</text:p>
        </text:list-item>
        <text:list-item>
          <text:p text:style-name="P6">Steal a car: +$20K</text:p>
        </text:list-item>
        <text:list-item>
          <text:p text:style-name="P6">Steal a boat: +$40K</text:p>
        </text:list-item>
        <text:list-item>
          <text:p text:style-name="P6">Steal a yacht: +$100K</text:p>
        </text:list-item>
        <text:list-item>
          <text:p text:style-name="P6">Gun jams during a stickup: Go to Jail 1 Turn</text:p>
        </text:list-item>
        <text:list-item>
          <text:p text:style-name="P6">Counterfeit Money, but only 1's: +$500</text:p>
        </text:list-item>
        <text:list-item>
          <text:p text:style-name="P6">Join the baddest gang in town: +2 XP</text:p>
        </text:list-item>
        <text:list-item>
          <text:p text:style-name="P6">Crime of Passion: Go to Jail 2 Turns</text:p>
        </text:list-item>
        <text:list-item>
          <text:p text:style-name="P6">Come out of retirement for one last job: +$500K</text:p>
        </text:list-item>
        <text:list-item>
          <text:p text:style-name="P6">Mall shootout ends in your favor: +3 XP</text:p>
        </text:list-item>
        <text:list-item>
          <text:p text:style-name="P6">Blow up a building but get caught: Go to Jail 2 Turns</text:p>
        </text:list-item>
        <text:list-item>
          <text:p text:style-name="P6">Your Lawyer sucks: Go to Jail 2 Turns</text:p>
        </text:list-item>
        <text:list-item>
          <text:p text:style-name="P6"><text:soft-page-break/>Make a really cool getaway: +$400K</text:p>
        </text:list-item>
        <text:list-item>
          <text:p text:style-name="P6">Implicated in Russian doping scandal: Go to Jail 1 Turn</text:p>
        </text:list-item>
        <text:list-item>
          <text:p text:style-name="P6">Learn safecracking: Take $100K from each player</text:p>
        </text:list-item>
        <text:list-item>
          <text:p text:style-name="P6">Driver killed during heist. Escape on foot: Go back to Start</text:p>
        </text:list-item>
        <text:list-item>
          <text:p text:style-name="P6">Purchase gear for the coming job: -$100K</text:p>
        </text:list-item>
        <text:list-item>
          <text:p text:style-name="P6">Cut a guys hand off for a briefcase: +$100K</text:p>
        </text:list-item>
        <text:list-item>
          <text:p text:style-name="P6">There's a mole in your crew: Go to Jail 2 Turns</text:p>
        </text:list-item>
        <text:list-item>
          <text:p text:style-name="P6">Become a police informant: Keep this card. You may discard this and immediately leave jail, serving no time and going to start. (Get out of Jail free card)</text:p>
        </text:list-item>
        <text:list-item>
          <text:p text:style-name="P6">Rise up through a mafia family: Instantly +1 Promotion. Also, the player within the least number of spaces to you is sent to the hospital(Start).</text:p>
        </text:list-item>
        <text:list-item>
          <text:p text:style-name="P6">Go down shooting but survive: Go to Jail 3 Turns</text:p>
        </text:list-item>
        <text:list-item>
          <text:p text:style-name="P6">Russian Roulette (1) Roll a die. If you roll a 1, go back to Start and -10 XP (2 Ea.)</text:p>
        </text:list-item>
        <text:list-item>
          <text:p text:style-name="P6">Russian Roulette (2) Roll a die. If you roll a 2, go back to Start and -10 XP (2 Ea.)</text:p>
        </text:list-item>
        <text:list-item>
          <text:p text:style-name="P6">Russian Roulette (3) Roll a die. If you roll a 3, go back to Start and -10 XP (2 Ea.)</text:p>
        </text:list-item>
        <text:list-item>
          <text:p text:style-name="P6">Russian Roulette (4) Roll a die. If you roll a 4, go back to Start and -10 XP (2 Ea.)</text:p>
        </text:list-item>
        <text:list-item>
          <text:p text:style-name="P6">Russian Roulette (5) Roll a die. If you roll a 5, go back to Start and -10 XP (2 Ea.)</text:p>
        </text:list-item>
        <text:list-item>
          <text:p text:style-name="P6">Russian Roulette (6) Roll a die. If you roll a 6, go back to Start and -10 XP (2 Ea.)</text:p>
        </text:list-item>
        <text:list-item>
          <text:p text:style-name="P6">Hijack a train: +2 XP</text:p>
        </text:list-item>
        <text:list-item>
          <text:p text:style-name="P6">Steal NFL playbooks and sell to the highest bidder: +$200K</text:p>
        </text:list-item>
        <text:list-item>
          <text:p text:style-name="P6">Chop up bodies and leave them in a swamp: +2 XP</text:p>
        </text:list-item>
        <text:list-item>
          <text:p text:style-name="P6">Perform a cyber attack: Player rolls a die. Each player must roll that number or higher, otherwise they pay the player 1 turn worth of their current salary.</text:p>
        </text:list-item>
        <text:list-item>
          <text:p text:style-name="P6">Arson: Choose a property, even if owned by a player. This property is permanently destroyed for the duration of the game.</text:p>
        </text:list-item>
        <text:list-item>
          <text:p text:style-name="P6">Become a kleptomaniac: Whatever player is the closest to you, in either direction, take 1 Turn worth of current salary.</text:p>
        </text:list-item>
        <text:list-item>
          <text:p text:style-name="P6">Perform Insurance fraud but get caught by a PI: Go to Jail 2 Turns</text:p>
        </text:list-item>
        <text:list-item>
          <text:p text:style-name="P6">Kidnapping: Take 1 Child for yourself from any Player with Children.</text:p>
        </text:list-item>
        <text:list-item>
          <text:p text:style-name="P6">Extortion: Each player gives you $100K or goes back to Start immediately, unless in Jail.</text:p>
        </text:list-item>
        <text:list-item>
          <text:p text:style-name="P6">Get caught running a dogfighting circuit: Go to Jail 2 Turns</text:p>
        </text:list-item>
        <text:list-item>
          <text:p text:style-name="P6">Finally, a long con pays off: +$1M</text:p>
        </text:list-item>
        <text:list-item>
          <text:p text:style-name="P6">Caught by CIA in the middle of a drug war: Go to Jail 3 Turns</text:p>
        </text:list-item>
        <text:list-item>
          <text:p text:style-name="P6">Operate a tight bootlegging operation: Recieve $100K x number of other Players</text:p>
        </text:list-item>
        <text:list-item>
          <text:p text:style-name="P6">After an altercation at a bar, end up assaulting an undercover cop: Go to Jail 1 Turn</text:p>
        </text:list-item>
        <text:list-item>
          <text:p text:style-name="P6">Commit corporate espionage: +$300K</text:p>
        </text:list-item>
      </text:list>
      <text:p text:style-name="P2">Roadtrip to Vegas (Expansion Pack)</text:p>
      <text:list xml:id="list5756495283729929766" text:style-name="L5">
        <text:list-item>
          <text:p text:style-name="P7">Party with a world weary midget: +5 XP</text:p>
        </text:list-item>
        <text:list-item>
          <text:p text:style-name="P7">Wake up in a crime scene: Go to Jail 1 Turn</text:p>
        </text:list-item>
        <text:list-item>
          <text:p text:style-name="P7">Develop Diabetes: -10 XP</text:p>
        </text:list-item>
        <text:list-item>
          <text:p text:style-name="P7">Stop to admire the starts in the desert: +2 XP</text:p>
        </text:list-item>
        <text:list-item>
          <text:p text:style-name="P7">Run out of gas and nearly die in the heat: -2 XP</text:p>
        </text:list-item>
        <text:list-item>
          <text:p text:style-name="P7">Eat incredible Chinese food in a casino: +3 XP</text:p>
        </text:list-item>
        <text:list-item>
          <text:p text:style-name="P7">Check into hotel suite overlooking the city: +3 XP</text:p>
        </text:list-item>
        <text:list-item>
          <text:p text:style-name="P7">Hotel room looks nothing like the photos online...: -3 XP</text:p>
        </text:list-item>
        <text:list-item>
          <text:p text:style-name="P7">Dinner in a rooftop garden atop the casino: +2 XP</text:p>
        </text:list-item>
        <text:list-item>
          <text:p text:style-name="P7"><text:soft-page-break/>Drink top shelf liquor with all your friends: +2 XP</text:p>
        </text:list-item>
        <text:list-item>
          <text:p text:style-name="P7">Puke all over yourself on the rooftop rollercoaster: -2 XP</text:p>
        </text:list-item>
        <text:list-item>
          <text:p text:style-name="P7">Slots ($25K) (2 ea.)</text:p>
        </text:list-item>
        <text:list-item>
          <text:p text:style-name="P7">Slots ($50K) (2 ea.)</text:p>
        </text:list-item>
        <text:list-item>
          <text:p text:style-name="P7">Slots ($100K) (2 ea.)</text:p>
        </text:list-item>
        <text:list-item>
          <text:p text:style-name="P7">Slots ($300K) (2 ea.)</text:p>
        </text:list-item>
        <text:list-item>
          <text:p text:style-name="P7">Slots ($1M) (2 ea.)</text:p>
        </text:list-item>
        <text:list-item>
          <text:p text:style-name="P7">Blackjack ($250K) (2 ea.)</text:p>
        </text:list-item>
        <text:list-item>
          <text:p text:style-name="P7">Blackjack ($500K) (2 ea.)</text:p>
        </text:list-item>
        <text:list-item>
          <text:p text:style-name="P7">Blackjack ($1M) (2 ea.)</text:p>
        </text:list-item>
        <text:list-item>
          <text:p text:style-name="P7">Blackjack ($2M) (2 ea.)</text:p>
        </text:list-item>
        <text:list-item>
          <text:p text:style-name="P7">Poker ($1M) (2 ea.)</text:p>
        </text:list-item>
        <text:list-item>
          <text:p text:style-name="P7">Poker ($2M) (2 ea.)</text:p>
        </text:list-item>
        <text:list-item>
          <text:p text:style-name="P7">Poker ($3M) (2 ea.)</text:p>
        </text:list-item>
        <text:list-item>
          <text:p text:style-name="P7">Poker ($4M) (2 ea.)</text:p>
        </text:list-item>
        <text:list-item>
          <text:p text:style-name="P7">You busted out!: Lose your salary for this turn (10 ea.)</text:p>
        </text:list-item>
        <text:list-item>
          <text:p text:style-name="P7">Jackpot!!!!: +$5M</text:p>
        </text:list-item>
        <text:list-item>
          <text:p text:style-name="P7">Crash a bachelor/bachelorette party and end up stripping for money: +$100K x number of other players</text:p>
        </text:list-item>
        <text:list-item>
          <text:p text:style-name="P7">Break Even: Nothing happens.</text:p>
        </text:list-item>
      </text:list>
      <text:p text:style-name="P2">The Great Outdoors (12) Expansion Pack</text:p>
      <text:list xml:id="list6058310531661069900" text:style-name="L6">
        <text:list-item>
          <text:p text:style-name="P8">Hunting trip (successful): +1 XP x movement dice total (10 ea.)</text:p>
        </text:list-item>
        <text:list-item>
          <text:p text:style-name="P8">Hunting trip (unsuccessful): -1 XP x movement dice total (10 ea.)</text:p>
        </text:list-item>
        <text:list-item>
          <text:p text:style-name="P8">Camping trip (successful): +10 XP</text:p>
        </text:list-item>
        <text:list-item>
          <text:p text:style-name="P8">Camping trip (rained out): - 5 XP</text:p>
        </text:list-item>
        <text:list-item>
          <text:p text:style-name="P8">Shoot a big gun and love it!: +3 XP</text:p>
        </text:list-item>
        <text:list-item>
          <text:p text:style-name="P8">Win a Destruction Derby: +$100K</text:p>
        </text:list-item>
        <text:list-item>
          <text:p text:style-name="P8">Join a Cult: -5 XP</text:p>
        </text:list-item>
        <text:list-item>
          <text:p text:style-name="P8">Accidentally protest racial equality in a small town: -10 XP</text:p>
        </text:list-item>
        <text:list-item>
          <text:p text:style-name="P8">Start peeing outside and get used to it: +3 XP</text:p>
        </text:list-item>
        <text:list-item>
          <text:p text:style-name="P8">Your electricity goes out: Nothing happens</text:p>
        </text:list-item>
        <text:list-item>
          <text:p text:style-name="P8">Move into a Mormon neighborhood: -$100K</text:p>
        </text:list-item>
        <text:list-item>
          <text:p text:style-name="P8">Spend a whole day sitting on a porch: +8 XP</text:p>
        </text:list-item>
        <text:list-item>
          <text:p text:style-name="P8">Accidentally kill a whole family in Jet Skiing accident: Go to Jail 2 Turns</text:p>
        </text:list-item>
        <text:list-item>
          <text:p text:style-name="P8">Camp on an island: +10XP</text:p>
        </text:list-item>
        <text:list-item>
          <text:p text:style-name="P8">Become a militia member: +2 XP</text:p>
        </text:list-item>
        <text:list-item>
          <text:p text:style-name="P8">Accidentally start a giant forest fire: Go to Jail for 1 Turn</text:p>
        </text:list-item>
        <text:list-item>
          <text:p text:style-name="P8">Buy a ton of discounted fireworks: -$100K</text:p>
        </text:list-item>
        <text:list-item>
          <text:p text:style-name="P8">Get a nasty sunburn: -4 XP</text:p>
        </text:list-item>
        <text:list-item>
          <text:p text:style-name="P8">Catch a ton of fish and feed your family for a year: +1 XP for each member of your family, including you.</text:p>
        </text:list-item>
        <text:list-item>
          <text:p text:style-name="P8">Find an amazing campsite: +8 XP</text:p>
        </text:list-item>
        <text:list-item>
          <text:p text:style-name="P8">Stumble across a giant marijauna grow op: Roll the die and move again, receiving the effects of the next space you land on.</text:p>
        </text:list-item>
        <text:list-item>
          <text:p text:style-name="P8">Spot an endangered species from the car: +3 XP</text:p>
        </text:list-item>
        <text:list-item>
          <text:p text:style-name="P8">Take up whittling: Draw an Item card</text:p>
        </text:list-item>
        <text:list-item>
          <text:p text:style-name="P8"><text:soft-page-break/>Take up welding: Draw two item cards</text:p>
        </text:list-item>
      </text:list>
      <text:p text:style-name="P2">Inventions and Items 2 of each in the deck)</text:p>
      <text:list xml:id="list2354227191716538822" text:style-name="L7">
        <text:list-item>
          <text:p text:style-name="P9">Bulletproof Vest – Use to nullify a derringer, handgun, shotgun or sniper rifle item used on you.</text:p>
        </text:list-item>
        <text:list-item>
          <text:p text:style-name="P9">Roofie Pill – Use on a passed Player to make them skip their next turn. </text:p>
        </text:list-item>
        <text:list-item>
          <text:p text:style-name="P9">Plane Ticket – Use to immediately jump the Start space. You can also use this after seeing a blank space's card effect and choose to use your plane ticket instead.</text:p>
        </text:list-item>
        <text:list-item>
          <text:p text:style-name="P9">Prison Shank – Use while in Jail for +1 Promotion</text:p>
        </text:list-item>
        <text:list-item>
          <text:p text:style-name="P9">Rocketpack – Jump to any blank space in the current section when played.</text:p>
        </text:list-item>
        <text:list-item>
          <text:p text:style-name="P9">Trust Fund – When used, if you are in any debt, it is immediately absolved and you are set to $0.</text:p>
        </text:list-item>
        <text:list-item>
          <text:p text:style-name="P9">Bomb Shelter – Use to nullify a Bazooka or Cruise Missile item used on you.</text:p>
        </text:list-item>
        <text:list-item>
          <text:p text:style-name="P9">Nitro Tank – Use two extra dice for movement one time</text:p>
        </text:list-item>
        <text:list-item>
          <text:p text:style-name="P9">Energy Drink – Use one extra die for movement one time.</text:p>
        </text:list-item>
        <text:list-item>
          <text:p text:style-name="P9">Derringer – Instantly send any Player you pass back to Start/hospital. Played at any point during your turn.</text:p>
        </text:list-item>
        <text:list-item>
          <text:p text:style-name="P9">Handgun – Instantly send any Player within 5 spaces in either direction back to the Start/hospital.</text:p>
        </text:list-item>
        <text:list-item>
          <text:p text:style-name="P9">Sniper Rifle – Instantly send any Player within 15 spaces in either direction back to the hospital.</text:p>
        </text:list-item>
        <text:list-item>
          <text:p text:style-name="P9">Bazooka – Instantly send all Players in front OR behind you in the current section back to the Start.</text:p>
        </text:list-item>
        <text:list-item>
          <text:p text:style-name="P9">Cruise Missile – Instantly send all Players in any single section back to the Start/hospital</text:p>
        </text:list-item>
        <text:list-item>
          <text:p text:style-name="P9">Cliff Notes – Use to automatically get a question right, of your choosing on a Final Exam for a degree.</text:p>
        </text:list-item>
        <text:list-item>
          <text:p text:style-name="P9">Suicide Vest - </text:p>
        </text:list-item>
        <text:list-item>
          <text:p text:style-name="P9">Exam answers - Use to instantly pass a Final Exam for a Degree</text:p>
        </text:list-item>
        <text:list-item>
          <text:p text:style-name="P9">Time Machine - All players, except you, go back one Promotion</text:p>
        </text:list-item>
        <text:list-item>
          <text:p text:style-name="P9">Anti Aging Pill – Use to add 3 Turns to the game</text:p>
        </text:list-item>
        <text:list-item>
          <text:p text:style-name="P9">Body double – Use at beginning of turn. During turn, you can roll and move twice, getting the effects from both spaces.</text:p>
        </text:list-item>
        <text:list-item>
          <text:p text:style-name="P9">Pack o' Smokes – Use while in Jail to receive $1M instantly</text:p>
        </text:list-item>
        <text:list-item>
          <text:p text:style-name="P9">Land Mine – Place a token on the current space. The next player to land on it goes back to Start.</text:p>
        </text:list-item>
        <text:list-item>
          <text:p text:style-name="P9">Tire spikes – Place a token on the current space. Any player passing through it goes back to start. The token stays until you leave the zon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1T00:56:30</meta:creation-date>
    <dc:date>2020-02-08T17:39:08</dc:date>
    <meta:editing-duration>PT17H27M4S</meta:editing-duration>
    <meta:editing-cycles>7</meta:editing-cycles>
    <meta:generator>OpenOffice/4.1.7$Unix OpenOffice.org_project/417m1$Build-9800</meta:generator>
    <meta:document-statistic meta:table-count="0" meta:image-count="0" meta:object-count="0" meta:page-count="6" meta:paragraph-count="238" meta:word-count="2590" meta:character-count="12409"/>
  </office:meta>
</office:document-meta>
</file>